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ledArea.Filled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illedArea.applyVariationFactor( double variationFactor , int lineStretch , int lineShr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ledArea.setChildOffset( ListIterator childrenIterator , int 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ledArea.setUnitWidth( int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ledArea.getBP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ledArea.getUni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ledArea.getChildArea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